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3.109cm" table:align="left"/>
    </style:style>
    <style:style style:name="Tabla1.A" style:family="table-column">
      <style:table-column-properties style:column-width="2.907cm"/>
    </style:style>
    <style:style style:name="Tabla1.B" style:family="table-column">
      <style:table-column-properties style:column-width="10.202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Tabla2" style:family="table">
      <style:table-properties style:width="14.049cm" table:align="left"/>
    </style:style>
    <style:style style:name="Tabla2.A" style:family="table-column">
      <style:table-column-properties style:column-width="3.27cm"/>
    </style:style>
    <style:style style:name="Tabla2.B" style:family="table-column">
      <style:table-column-properties style:column-width="10.779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="0cm" fo:border="none"/>
    </style:style>
    <style:style style:name="Tabla2.2" style:family="table-row">
      <style:table-row-properties fo:background-color="#e7e9eb">
        <style:background-image/>
      </style:table-row-properties>
    </style:style>
    <style:style style:name="Tabla3" style:family="table">
      <style:table-properties style:width="15.404cm" table:align="left"/>
    </style:style>
    <style:style style:name="Tabla3.A" style:family="table-column">
      <style:table-column-properties style:column-width="4.223cm"/>
    </style:style>
    <style:style style:name="Tabla3.B" style:family="table-column">
      <style:table-column-properties style:column-width="11.181cm"/>
    </style:style>
    <style:style style:name="Tabla3.1" style:family="table-row">
      <style:table-row-properties fo:background-color="#ffffff">
        <style:background-image/>
      </style:table-row-properties>
    </style:style>
    <style:style style:name="Tabla3.A1" style:family="table-cell">
      <style:table-cell-properties style:vertical-align="middle" fo:padding="0cm" fo:border="none"/>
    </style:style>
    <style:style style:name="Tabla3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1b50f9" loext:padding="0cm" loext:border="none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1b50f9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1b50f9" loext:padding="0cm" loext:border="none"/>
    </style:style>
    <style:style style:name="P16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T1" style:family="text">
      <style:text-properties loext:padding="0cm" loext:border="none"/>
    </style:style>
    <style:style style:name="T2" style:family="text">
      <style:text-properties fo:color="#0000cd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a52a2a" loext:opacity="100%"/>
    </style:style>
    <style:style style:name="T5" style:family="text">
      <style:text-properties officeooo:rsid="001b50f9"/>
    </style:style>
    <style:style style:name="T6" style:family="text">
      <style:text-properties officeooo:rsid="001b50f9" loext:padding="0cm" loext:border="none"/>
    </style:style>
    <style:style style:name="T7" style:family="text">
      <style:text-properties style:text-position="super 58%"/>
    </style:style>
    <style:style style:name="T8" style:family="text">
      <style:text-properties officeooo:rsid="001c2274"/>
    </style:style>
    <style:style style:name="T9" style:family="text">
      <style:text-properties officeooo:rsid="001c2274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étodos numéricos de JavaScript</text:h>
      <text:p text:style-name="P12"/>
      <text:p text:style-name="Horizontal_20_Line"/>
      <text:h text:style-name="P2" text:outline-level="2">Métodos numéricos de JavaScript</text:h>
      <text:p text:style-name="P3">Estos métodos numéricos se pueden utilizar en todos los números de JavaScript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Método</text:p>
          </table:table-cell>
          <table:table-cell table:style-name="Tabla1.A1" office:value-type="string">
            <text:p text:style-name="P9">Descripción</text:p>
          </table:table-cell>
        </table:table-row>
        <table:table-row table:style-name="Tabla1.2">
          <table:table-cell table:style-name="Tabla1.A1" office:value-type="string">
            <text:p text:style-name="P8">toString()</text:p>
          </table:table-cell>
          <table:table-cell table:style-name="Tabla1.A1" office:value-type="string">
            <text:p text:style-name="P8">Devuelve un número como una cadena</text:p>
          </table:table-cell>
        </table:table-row>
        <table:table-row table:style-name="Tabla1.1">
          <table:table-cell table:style-name="Tabla1.A1" office:value-type="string">
            <text:p text:style-name="P10">toExponential()</text:p>
          </table:table-cell>
          <table:table-cell table:style-name="Tabla1.A1" office:value-type="string">
            <text:p text:style-name="P8">Devuelve un número escrito en notación exponencial</text:p>
          </table:table-cell>
        </table:table-row>
        <table:table-row table:style-name="Tabla1.2">
          <table:table-cell table:style-name="Tabla1.A1" office:value-type="string">
            <text:p text:style-name="P8"><text:span text:style-name="T5">toFixed</text:span>()</text:p>
          </table:table-cell>
          <table:table-cell table:style-name="Tabla1.A1" office:value-type="string">
            <text:p text:style-name="P8">Devuelve un número escrito con varios decimales.</text:p>
          </table:table-cell>
        </table:table-row>
        <table:table-row table:style-name="Tabla1.1">
          <table:table-cell table:style-name="Tabla1.A1" office:value-type="string">
            <text:p text:style-name="P8"><text:span text:style-name="T5">toPrecision</text:span>()</text:p>
          </table:table-cell>
          <table:table-cell table:style-name="Tabla1.A1" office:value-type="string">
            <text:p text:style-name="P8">Devuelve un número escrito con una longitud especificada</text:p>
          </table:table-cell>
        </table:table-row>
        <table:table-row table:style-name="Tabla1.2">
          <table:table-cell table:style-name="Tabla1.A1" office:value-type="string">
            <text:p text:style-name="P8"><text:span text:style-name="T8">v</text:span><text:span text:style-name="T5">alueOf</text:span>()</text:p>
          </table:table-cell>
          <table:table-cell table:style-name="Tabla1.A1" office:value-type="string">
            <text:p text:style-name="P8">Devuelve un número como un número</text:p>
          </table:table-cell>
        </table:table-row>
      </table:table>
      <text:p text:style-name="Horizontal_20_Line"/>
      <text:h text:style-name="P2" text:outline-level="2">El método toString()</text:h>
      <text:p text:style-name="P3">El  método <text:span text:style-name="Source_20_Text"><text:span text:style-name="T1">toString() </text:span></text:span>devuelve un número como una cadena.</text:p>
      <text:p text:style-name="P3">Todos los métodos numéricos se pueden utilizar con cualquier tipo de números (literales, variables o expresiones):</text:p>
      <text:h text:style-name="P5" text:outline-level="3">Ejemplo</text:h>
      <text:p text:style-name="P11"><text:span text:style-name="T2">let</text:span> x = <text:span text:style-name="T3">123</text:span>;<text:line-break/>x.toString();<text:line-break/>(<text:span text:style-name="T3">123</text:span>).toString();<text:line-break/>(<text:span text:style-name="T3">100</text:span> + <text:span text:style-name="T3">23</text:span>).toString();</text:p>
      <text:p text:style-name="P13"><text:s/></text:p>
      <text:p text:style-name="Horizontal_20_Line"/>
      <text:h text:style-name="P2" text:outline-level="2">El método toExponential()</text:h>
      <text:p text:style-name="P3"><text:span text:style-name="Source_20_Text"><text:span text:style-name="T1">toExponential()</text:span></text:span>devuelve una cadena, con un número redondeado y escrito usando notación exponencial.</text:p>
      <text:p text:style-name="P3">Un parámetro define el número de caracteres detrás del punto decimal:</text:p>
      <text:h text:style-name="P5" text:outline-level="3">Ejemplo</text:h>
      <text:p text:style-name="P11"><text:span text:style-name="T2">let</text:span> x = <text:span text:style-name="T3">9.656</text:span>;<text:line-break/>x.toExponential(<text:span text:style-name="T3">2</text:span>);<text:line-break/>x.toExponential(<text:span text:style-name="T3">4</text:span>);<text:line-break/>x.toExponential(<text:span text:style-name="T3">6</text:span>);</text:p>
      <text:p text:style-name="P6"><text:s/></text:p>
      <text:p text:style-name="P3">El parámetro es opcional. Si no lo especifica, JavaScript no redondeará el número.</text:p>
      <text:p text:style-name="Horizontal_20_Line"/>
      <text:h text:style-name="P2" text:outline-level="2"><text:soft-page-break/>El método toFixed()</text:h>
      <text:p text:style-name="P3"><text:span text:style-name="Source_20_Text"><text:span text:style-name="T1">toFixed()</text:span></text:span>devuelve una cadena, con el número escrito con un número específico de decimales:</text:p>
      <text:h text:style-name="P5" text:outline-level="3">Ejemplo</text:h>
      <text:p text:style-name="P11"><text:span text:style-name="T2">let</text:span> x = <text:span text:style-name="T3">9.656</text:span>;<text:line-break/>x.toFixed(<text:span text:style-name="T3">0</text:span>);<text:line-break/>x.toFixed(<text:span text:style-name="T3">2</text:span>);<text:line-break/>x.toFixed(<text:span text:style-name="T3">4</text:span>);<text:line-break/>x.toFixed(<text:span text:style-name="T3">6</text:span>);</text:p>
      <text:p text:style-name="P6"><text:s/></text:p>
      <text:p text:style-name="P3"><text:span text:style-name="Source_20_Text"><text:span text:style-name="T1">toFixed(2) </text:span></text:span><text:span text:style-name="T1">es perfecto para trabajar con dinero.</text:span></text:p>
      <text:p text:style-name="Horizontal_20_Line"/>
      <text:h text:style-name="P2" text:outline-level="2">El método toPrecision()</text:h>
      <text:p text:style-name="P3"><text:span text:style-name="Source_20_Text"><text:span text:style-name="T9">t</text:span></text:span><text:span text:style-name="Source_20_Text"><text:span text:style-name="T1">oPrecision() </text:span></text:span>devuelve una cadena, con un número escrito con una longitud especificada:</text:p>
      <text:h text:style-name="P5" text:outline-level="3">Ejemplo</text:h>
      <text:p text:style-name="P11"><text:span text:style-name="T2">let</text:span> x = <text:span text:style-name="T3">9.656</text:span>;<text:line-break/>x.toPrecision();<text:line-break/>x.toPrecision(<text:span text:style-name="T3">2</text:span>);<text:line-break/>x.toPrecision(<text:span text:style-name="T3">4</text:span>);<text:line-break/>x.toPrecision(<text:span text:style-name="T3">6</text:span>);</text:p>
      <text:p text:style-name="P13"><text:s/></text:p>
      <text:p text:style-name="Horizontal_20_Line"/>
      <text:h text:style-name="P2" text:outline-level="2">El método valueOf()</text:h>
      <text:p text:style-name="P3"><text:span text:style-name="Source_20_Text"><text:span text:style-name="T9">v</text:span></text:span><text:span text:style-name="Source_20_Text"><text:span text:style-name="T1">alueOf() </text:span></text:span>devuelve un número como un número.</text:p>
      <text:h text:style-name="P5" text:outline-level="3">Ejemplo</text:h>
      <text:p text:style-name="P11"><text:span text:style-name="T2">let</text:span> x = <text:span text:style-name="T3">123</text:span>;<text:line-break/>x.valueOf();<text:line-break/>(<text:span text:style-name="T3">123</text:span>).valueOf();<text:line-break/>(<text:span text:style-name="T3">100</text:span> + <text:span text:style-name="T3">23</text:span>).valueOf();</text:p>
      <text:p text:style-name="P6"><text:s/></text:p>
      <text:p text:style-name="P3">En JavaScript, un número puede ser un valor primitivo (tipo de = número) o un objeto (tipo de = objeto).</text:p>
      <text:p text:style-name="P3">El método <text:span text:style-name="Source_20_Text"><text:span text:style-name="T1">valueOf() </text:span></text:span>se utiliza internamente en JavaScript para convertir objetos numéricos en valores primitivos.</text:p>
      <text:p text:style-name="P3"><text:span text:style-name="T1">Todos los tipos de datos de JavaScript tienen un método </text:span><text:span text:style-name="Source_20_Text"><text:span text:style-name="T1">valueOf() </text:span></text:span><text:span text:style-name="T1">y un </text:span><text:span text:style-name="Source_20_Text"><text:span text:style-name="T1">toString()</text:span></text:span><text:span text:style-name="T1">.</text:span></text:p>
      <text:p text:style-name="Horizontal_20_Line"/>
      <text:h text:style-name="P2" text:outline-level="2"><text:soft-page-break/>Convertir variables en números</text:h>
      <text:p text:style-name="P3">Hay 3 métodos de JavaScript que se pueden utilizar para convertir una variable en un número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>Método</text:p>
          </table:table-cell>
          <table:table-cell table:style-name="Tabla2.A1" office:value-type="string">
            <text:p text:style-name="P9">Descripción</text:p>
          </table:table-cell>
        </table:table-row>
        <table:table-row table:style-name="Tabla2.2">
          <table:table-cell table:style-name="Tabla2.A1" office:value-type="string">
            <text:p text:style-name="P8"><text:span text:style-name="T5">Number</text:span>()</text:p>
          </table:table-cell>
          <table:table-cell table:style-name="Tabla2.A1" office:value-type="string">
            <text:p text:style-name="P8">Devuelve un número convertido a partir de su argumento.</text:p>
          </table:table-cell>
        </table:table-row>
        <table:table-row table:style-name="Tabla2.1">
          <table:table-cell table:style-name="Tabla2.A1" office:value-type="string">
            <text:p text:style-name="P8"><text:span text:style-name="T5">parseFloat</text:span>()</text:p>
          </table:table-cell>
          <table:table-cell table:style-name="Tabla2.A1" office:value-type="string">
            <text:p text:style-name="P8">Analiza su argumento y devuelve un número de coma flotante</text:p>
          </table:table-cell>
        </table:table-row>
        <table:table-row table:style-name="Tabla2.2">
          <table:table-cell table:style-name="Tabla2.A1" office:value-type="string">
            <text:p text:style-name="P8">parseInt()</text:p>
          </table:table-cell>
          <table:table-cell table:style-name="Tabla2.A1" office:value-type="string">
            <text:p text:style-name="P8">Analiza su argumento y devuelve un número entero.</text:p>
          </table:table-cell>
        </table:table-row>
      </table:table>
      <text:p text:style-name="P3"><text:span text:style-name="T1">Los métodos anteriores no son métodos </text:span><text:span text:style-name="Strong_20_Emphasis"><text:span text:style-name="T1">numéricos</text:span></text:span><text:span text:style-name="T1"> . Son métodos </text:span><text:span text:style-name="Strong_20_Emphasis"><text:span text:style-name="T1">globales</text:span></text:span><text:span text:style-name="T1"> de JavaScript.</text:span></text:p>
      <text:p text:style-name="Horizontal_20_Line"/>
      <text:h text:style-name="P2" text:outline-level="2">El método N<text:span text:style-name="T8">umber</text:span>()</text:h>
      <text:p text:style-name="P3">El  método <text:span text:style-name="Source_20_Text"><text:span text:style-name="T1">Number() </text:span></text:span>se puede utilizar para convertir variables de JavaScript en números:</text:p>
      <text:h text:style-name="P5" text:outline-level="3">Ejemplo</text:h>
      <text:p text:style-name="P11">Number(<text:span text:style-name="T2">true</text:span>);<text:line-break/>Number(<text:span text:style-name="T2">false</text:span>);<text:line-break/>Number(<text:span text:style-name="T4">"10"</text:span>);<text:line-break/>Number(<text:span text:style-name="T4">"  10"</text:span>);<text:line-break/>Number(<text:span text:style-name="T4">"10  "</text:span>);<text:line-break/>Number(<text:span text:style-name="T4">" 10  "</text:span>);<text:line-break/>Number(<text:span text:style-name="T4">"10.33"</text:span>);<text:line-break/>Number(<text:span text:style-name="T4">"10,33"</text:span>);<text:line-break/>Number(<text:span text:style-name="T4">"10 33"</text:span>);<text:line-break/>Number(<text:span text:style-name="T4">"John"</text:span>);</text:p>
      <text:p text:style-name="P6"><text:s/></text:p>
      <text:p text:style-name="P3"><text:span text:style-name="T1">Si el número no se puede convertir, se devuelve </text:span><text:span text:style-name="Source_20_Text"><text:span text:style-name="T1">NaN </text:span></text:span><text:span text:style-name="T1">(No es un número).</text:span></text:p>
      <text:p text:style-name="Horizontal_20_Line"/>
      <text:h text:style-name="P2" text:outline-level="2">El método Number() utilizado en las fechas</text:h>
      <text:p text:style-name="P3"><text:span text:style-name="Source_20_Text"><text:span text:style-name="T1">Number() </text:span></text:span><text:span text:style-name="Source_20_Text"><text:span text:style-name="T6">t</text:span></text:span>ambién puede convertir una fecha en un número.</text:p>
      <text:h text:style-name="P5" text:outline-level="3">Ejemplo</text:h>
      <text:p text:style-name="P11">Number(<text:span text:style-name="T2">new</text:span> Date(<text:span text:style-name="T4">"1970-01-01"</text:span>))</text:p>
      <text:p text:style-name="P6"><text:s/></text:p>
      <text:h text:style-name="P4" text:outline-level="2">Nota</text:h>
      <text:p text:style-name="P3"><text:span text:style-name="T1">El método </text:span><text:span text:style-name="Source_20_Text"><text:span text:style-name="T1">Date() </text:span></text:span><text:span text:style-name="T1">devuelve el número de milisegundos desde el 1.1.1970.</text:span></text:p>
      <text:p text:style-name="P3">El número de milisegundos entre 1970-01-02 y 1970-01-01 es 86400000:</text:p>
      <text:h text:style-name="P5" text:outline-level="3">Ejemplo</text:h>
      <text:p text:style-name="P11">Number(<text:span text:style-name="T2">new</text:span> Date(<text:span text:style-name="T4">"1970-01-02"</text:span>))</text:p>
      <text:p text:style-name="P6"><text:soft-page-break/><text:s/></text:p>
      <text:h text:style-name="P5" text:outline-level="3">Ejemplo</text:h>
      <text:p text:style-name="P11">Number(<text:span text:style-name="T2">new</text:span> Date(<text:span text:style-name="T4">"2017-09-30"</text:span>))</text:p>
      <text:p text:style-name="P13"><text:s/></text:p>
      <text:p text:style-name="Horizontal_20_Line"/>
      <text:h text:style-name="P2" text:outline-level="2">El método parseInt()</text:h>
      <text:p text:style-name="P3"><text:span text:style-name="Source_20_Text"><text:span text:style-name="T9">p</text:span></text:span><text:span text:style-name="Source_20_Text"><text:span text:style-name="T1">arseInt() </text:span></text:span>analiza una cadena y devuelve un número entero. Se permiten espacios. Sólo se devuelve el primer número:</text:p>
      <text:h text:style-name="P5" text:outline-level="3">Ejemplo</text:h>
      <text:p text:style-name="P11">parseInt(<text:span text:style-name="T4">"-10"</text:span>);<text:line-break/>parseInt(<text:span text:style-name="T4">"-10.33"</text:span>);<text:line-break/>parseInt(<text:span text:style-name="T4">"10"</text:span>);<text:line-break/>parseInt(<text:span text:style-name="T4">"10.33"</text:span>);<text:line-break/>parseInt(<text:span text:style-name="T4">"10 20 30"</text:span>);<text:line-break/>parseInt(<text:span text:style-name="T4">"10 years"</text:span>);<text:line-break/>parseInt(<text:span text:style-name="T4">"years 10"</text:span>);</text:p>
      <text:p text:style-name="P6"><text:s/></text:p>
      <text:p text:style-name="P3">Si el número no se puede convertir, se devuelve <text:span text:style-name="Source_20_Text"><text:span text:style-name="T1">NaN</text:span></text:span> (No es un número).</text:p>
      <text:p text:style-name="Horizontal_20_Line"/>
      <text:h text:style-name="P2" text:outline-level="2">El método parseFloat()</text:h>
      <text:p text:style-name="P3"><text:span text:style-name="Source_20_Text"><text:span text:style-name="T6">p</text:span></text:span><text:span text:style-name="Source_20_Text"><text:span text:style-name="T1">arseFloat() </text:span></text:span>analiza una cadena y devuelve un número. Se permiten espacios. Sólo se devuelve el primer número:</text:p>
      <text:h text:style-name="P5" text:outline-level="3">Ejemplo</text:h>
      <text:p text:style-name="P11">parseFloat(<text:span text:style-name="T4">"10"</text:span>);<text:line-break/>parseFloat(<text:span text:style-name="T4">"10.33"</text:span>);<text:line-break/>parseFloat(<text:span text:style-name="T4">"10 20 30"</text:span>);<text:line-break/>parseFloat(<text:span text:style-name="T4">"10 years"</text:span>);<text:line-break/>parseFloat(<text:span text:style-name="T4">"years 10"</text:span>);</text:p>
      <text:p text:style-name="P6"><text:s/></text:p>
      <text:p text:style-name="P3">Si el número no se puede convertir, se devuelve <text:s/><text:span text:style-name="Source_20_Text"><text:span text:style-name="T1">NaN </text:span></text:span>(No es un número).</text:p>
      <text:p text:style-name="Horizontal_20_Line"/>
      <text:h text:style-name="P2" text:outline-level="2"><text:soft-page-break/></text:h>
      <text:h text:style-name="P2" text:outline-level="2">Métodos de objetos numéricos</text:h>
      <text:p text:style-name="P3">Estos métodos de objeto pertenecen al objeto <text:span text:style-name="T5">Number</text:span> :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9">Método</text:p>
          </table:table-cell>
          <table:table-cell table:style-name="Tabla3.A1" office:value-type="string">
            <text:p text:style-name="P9">Descripción</text:p>
          </table:table-cell>
        </table:table-row>
        <table:table-row table:style-name="Tabla3.2">
          <table:table-cell table:style-name="Tabla3.A1" office:value-type="string">
            <text:p text:style-name="P8"><text:span text:style-name="T5">Number</text:span>.isInteger()</text:p>
          </table:table-cell>
          <table:table-cell table:style-name="Tabla3.A1" office:value-type="string">
            <text:p text:style-name="P8">Devuelve verdadero si el argumento es un número entero</text:p>
          </table:table-cell>
        </table:table-row>
        <table:table-row table:style-name="Tabla3.1">
          <table:table-cell table:style-name="Tabla3.A1" office:value-type="string">
            <text:p text:style-name="P10"><text:span text:style-name="T5">Number</text:span>.isSafeInteger()</text:p>
          </table:table-cell>
          <table:table-cell table:style-name="Tabla3.A1" office:value-type="string">
            <text:p text:style-name="P8">Devuelve verdadero si el argumento es un número entero seguro</text:p>
          </table:table-cell>
        </table:table-row>
        <table:table-row table:style-name="Tabla3.2">
          <table:table-cell table:style-name="Tabla3.A1" office:value-type="string">
            <text:p text:style-name="P10"><text:span text:style-name="T5">Number</text:span>.parseFloat()</text:p>
          </table:table-cell>
          <table:table-cell table:style-name="Tabla3.A1" office:value-type="string">
            <text:p text:style-name="P8">Convierte una cadena en un número</text:p>
          </table:table-cell>
        </table:table-row>
        <table:table-row table:style-name="Tabla3.1">
          <table:table-cell table:style-name="Tabla3.A1" office:value-type="string">
            <text:p text:style-name="P10"><text:span text:style-name="T5">Number</text:span>.parseInt()</text:p>
          </table:table-cell>
          <table:table-cell table:style-name="Tabla3.A1" office:value-type="string">
            <text:p text:style-name="P8">Convierte una cadena en un número entero</text:p>
          </table:table-cell>
        </table:table-row>
      </table:table>
      <text:h text:style-name="P4" text:outline-level="2">Los métodos numéricos no se pueden utilizar en variables</text:h>
      <text:p text:style-name="P6">Los métodos numéricos anteriores pertenecen al objeto <text:span text:style-name="T5">Number de</text:span> JavaScript .</text:p>
      <text:p text:style-name="P3"><text:span text:style-name="T1">Solo se puede acceder a estos métodos como </text:span><text:span text:style-name="Source_20_Text"><text:span text:style-name="T1">Number.isInteger()</text:span></text:span><text:span text:style-name="T1">.</text:span></text:p>
      <text:p text:style-name="P6">El uso de X.isInteger() donde X es una variable generará un error:</text:p>
      <text:p text:style-name="P3"><text:span text:style-name="Source_20_Text"><text:span text:style-name="T1">TypeError X.isInteger is not a function</text:span></text:span><text:span text:style-name="T1">.</text:span></text:p>
      <text:p text:style-name="Horizontal_20_Line"/>
      <text:h text:style-name="P2" text:outline-level="2">El método Number.isInteger()</text:h>
      <text:p text:style-name="P3">El método <text:span text:style-name="Source_20_Text"><text:span text:style-name="T1">Number.isInteger() </text:span></text:span>devuelve <text:span text:style-name="Source_20_Text"><text:span text:style-name="T1">true </text:span></text:span>si el argumento es un número entero.</text:p>
      <text:h text:style-name="P5" text:outline-level="3">Ejemplo</text:h>
      <text:p text:style-name="P11">Number.isInteger(<text:span text:style-name="T3">10</text:span>);<text:line-break/>Number.isInteger(<text:span text:style-name="T3">10.5</text:span>);</text:p>
      <text:p text:style-name="P13"><text:s/></text:p>
      <text:p text:style-name="Horizontal_20_Line"/>
      <text:h text:style-name="P2" text:outline-level="2">El método Number.isSafeInteger()</text:h>
      <text:p text:style-name="P3">Un número entero seguro es un número entero que se puede representar exactamente como un número de doble precisión.</text:p>
      <text:p text:style-name="P3">El método <text:span text:style-name="Source_20_Text"><text:span text:style-name="T1">Number.isSafeInteger()</text:span></text:span>devuelve <text:span text:style-name="Source_20_Text"><text:span text:style-name="T1">true </text:span></text:span>si el argumento es un número entero seguro.</text:p>
      <text:h text:style-name="P5" text:outline-level="3">Ejemplo</text:h>
      <text:p text:style-name="P11">Number.isSafeInteger(<text:span text:style-name="T3">10</text:span>);<text:line-break/>Number.isSafeInteger(<text:span text:style-name="T3">12345678901234567890</text:span>);</text:p>
      <text:p text:style-name="P7"><text:s/></text:p>
      <text:p text:style-name="P7">Los enteros seguros son todos los números enteros desde -(2<text:span text:style-name="T7"> 53</text:span> - 1) hasta +(2<text:span text:style-name="T7"> 53</text:span> - 1).<text:line-break/>Esto es seguro: 9007199254740991. Esto no es seguro: 9007199254740992.</text:p>
      <text:p text:style-name="Horizontal_20_Line"/>
      <text:h text:style-name="P2" text:outline-level="2"><text:soft-page-break/>El método Number.parseFloat()</text:h>
      <text:p text:style-name="P3"><text:span text:style-name="Source_20_Text"><text:span text:style-name="T1">Number.parseFloat() </text:span></text:span>analiza una cadena y devuelve un número.</text:p>
      <text:p text:style-name="P3">Se permiten espacios. Sólo se devuelve el primer número:</text:p>
      <text:h text:style-name="P5" text:outline-level="3">Ejemplo</text:h>
      <text:p text:style-name="P11">Number.parseFloat(<text:span text:style-name="T4">"10"</text:span>);<text:line-break/>Number.parseFloat(<text:span text:style-name="T4">"10.33"</text:span>);<text:line-break/>Number.parseFloat(<text:span text:style-name="T4">"10 20 30"</text:span>);<text:line-break/>Number.parseFloat(<text:span text:style-name="T4">"10 years"</text:span>);<text:line-break/>Number.parseFloat(<text:span text:style-name="T4">"years 10"</text:span>);</text:p>
      <text:p text:style-name="P6"><text:s/></text:p>
      <text:p text:style-name="P3">Si el número no se puede convertir, se devuelve <text:span text:style-name="Source_20_Text"><text:span text:style-name="T1">NaN</text:span></text:span> (No es un número).</text:p>
      <text:h text:style-name="P4" text:outline-level="2">Nota</text:h>
      <text:p text:style-name="P3"><text:span text:style-name="T1">Los métodos </text:span><text:span text:style-name="T6">Number </text:span><text:span text:style-name="Source_20_Text"><text:span text:style-name="T1">Number.parseInt()</text:span></text:span><text:span text:style-name="T1"> y </text:span><text:span text:style-name="Source_20_Text"><text:span text:style-name="T1">Number.parseFloat() </text:span></text:span><text:span text:style-name="T1">son los mismos que los métodos globales </text:span><text:span text:style-name="Source_20_Text"><text:span text:style-name="T1">parseInt()</text:span></text:span><text:span text:style-name="T1"> y </text:span><text:span text:style-name="Source_20_Text"><text:span text:style-name="T1">parseFloat()</text:span></text:span><text:span text:style-name="T1">.</text:span></text:p>
      <text:p text:style-name="P6">El propósito es la modularización de <text:s/>globales (para facilitar el uso del mismo código JavaScript fuera del navegador).</text:p>
      <text:p text:style-name="Horizontal_20_Line"/>
      <text:h text:style-name="P2" text:outline-level="2">El método Number.parseInt()</text:h>
      <text:p text:style-name="P3"><text:span text:style-name="Source_20_Text"><text:span text:style-name="T1">Number.parseInt() </text:span></text:span>analiza una cadena y devuelve un número entero.</text:p>
      <text:p text:style-name="P3">Se permiten espacios. Sólo se devuelve el primer número:</text:p>
      <text:h text:style-name="P5" text:outline-level="3">Ejemplo</text:h>
      <text:p text:style-name="P11">Number.parseInt(<text:span text:style-name="T4">"-10"</text:span>);<text:line-break/>Number.parseInt(<text:span text:style-name="T4">"-10.33"</text:span>);<text:line-break/>Number.parseInt(<text:span text:style-name="T4">"10"</text:span>);<text:line-break/>Number.parseInt(<text:span text:style-name="T4">"10.33"</text:span>);<text:line-break/>Number.parseInt(<text:span text:style-name="T4">"10 20 30"</text:span>);<text:line-break/>Number.parseInt(<text:span text:style-name="T4">"10 years"</text:span>);<text:line-break/>Number.parseInt(<text:span text:style-name="T4">"years 10"</text:span>);</text:p>
      <text:p text:style-name="P6"><text:s/></text:p>
      <text:p text:style-name="P3">Si el número no se puede convertir, se devuelve <text:span text:style-name="Source_20_Text"><text:span text:style-name="T1">NaN </text:span></text:span>(No es un número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16:20:31.236000000</meta:creation-date>
    <dc:date>2024-03-18T18:07:25.481000000</dc:date>
    <meta:editing-duration>PT18M3S</meta:editing-duration>
    <meta:editing-cycles>3</meta:editing-cycles>
    <meta:generator>LibreOffice/7.6.0.3$Windows_X86_64 LibreOffice_project/69edd8b8ebc41d00b4de3915dc82f8f0fc3b6265</meta:generator>
    <meta:document-statistic meta:table-count="3" meta:image-count="0" meta:object-count="0" meta:page-count="6" meta:paragraph-count="136" meta:word-count="826" meta:character-count="6032" meta:non-whitespace-character-count="5305"/>
  </office:meta>
</office:document-meta>
</file>